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e7c" officeooo:paragraph-rsid="00106e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jia Olimata Ndoye</text:p>
      <text:p text:style-name="P1">18/02/1988</text:p>
      <text:p text:style-name="P1">Cite Marine Derkle villa 113</text:p>
      <text:p text:style-name="P1">tel <text:s/>777185761</text:p>
      <text:p text:style-name="P1">email <text:s/><text:a xlink:type="simple" xlink:href="mailto:nolimata18@hotmail.com" text:style-name="Internet_20_link" text:visited-style-name="Visited_20_Internet_20_Link">nolimata18@hot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>Experiences <text:s/>Professionnelles</text:p>
      <text:p text:style-name="P1"><text:s text:c="2"/></text:p>
      <text:p text:style-name="P1">stage a Bollore Africa Logistics</text:p>
      <text:p text:style-name="P1"/>
      <text:p text:style-name="P1">Formation <text:s/>en informatique de Gestion</text:p>
      <text:p text:style-name="P1"/>
      <text:p text:style-name="P1">Diplomes</text:p>
      <text:p text:style-name="P1"/>
      <text:p text:style-name="P1">Licence en Informatique de Gestion</text:p>
      <text:p text:style-name="P1">BTS en Informatique de Gestion</text:p>
      <text:p text:style-name="P1">DTS en Reseaux Telecom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23:17:33.696699438</meta:creation-date>
    <dc:date>2018-04-01T23:22:30.448665217</dc:date>
    <meta:editing-duration>PT4M57S</meta:editing-duration>
    <meta:editing-cycles>1</meta:editing-cycles>
    <meta:document-statistic meta:table-count="0" meta:image-count="0" meta:object-count="0" meta:page-count="1" meta:paragraph-count="13" meta:word-count="40" meta:character-count="295" meta:non-whitespace-character-count="261"/>
    <meta:generator>LibreOffice/5.4.2.2$Linux_X86_64 LibreOffice_project/40m0$Build-2</meta:generator>
  </office:meta>
</office:document-meta>
</file>